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8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2.198cm"/>
    </style:style>
    <style:style style:name="Tableau3.D" style:family="table-column">
      <style:table-column-properties style:column-width="11.987cm"/>
    </style:style>
    <style:style style:name="Tableau3.E" style:family="table-column">
      <style:table-column-properties style:column-width="3.5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2" style:family="paragraph" style:parent-style-name="Tableau_20_valeur">
      <style:text-properties officeooo:paragraph-rsid="00c1887c"/>
    </style:style>
    <style:style style:name="P23" style:family="paragraph" style:parent-style-name="Tableau_20_valeur">
      <style:text-properties officeooo:paragraph-rsid="00c323a6"/>
    </style:style>
    <style:style style:name="P24" style:family="paragraph" style:parent-style-name="Tableau_20_valeur">
      <style:text-properties officeooo:rsid="00bdf55e" officeooo:paragraph-rsid="00e2a5f8"/>
    </style:style>
    <style:style style:name="P25" style:family="paragraph" style:parent-style-name="Tableau_20_valeur">
      <style:text-properties officeooo:paragraph-rsid="00dab184"/>
    </style:style>
    <style:style style:name="P26" style:family="paragraph" style:parent-style-name="Tableau_20_valeur">
      <style:text-properties officeooo:rsid="00d3f023"/>
    </style:style>
    <style:style style:name="P27" style:family="paragraph" style:parent-style-name="Tableau_20_valeur">
      <style:text-properties officeooo:rsid="00d7afdc" officeooo:paragraph-rsid="00dab184"/>
    </style:style>
    <style:style style:name="P28" style:family="paragraph" style:parent-style-name="Tableau_20_valeur">
      <style:text-properties officeooo:rsid="00e7aaef" officeooo:paragraph-rsid="00e7aaef"/>
    </style:style>
    <style:style style:name="P29" style:family="paragraph" style:parent-style-name="Titre_20_document">
      <style:text-properties officeooo:rsid="00e95af5"/>
    </style:style>
    <style:style style:name="P30" style:family="paragraph" style:parent-style-name="Titre_20_OS">
      <style:text-properties officeooo:paragraph-rsid="00410c4e"/>
    </style:style>
    <style:style style:name="P31" style:family="paragraph" style:parent-style-name="Tableau_20_valeur">
      <style:text-properties officeooo:rsid="00e7aaef" officeooo:paragraph-rsid="00ecbf6b"/>
    </style:style>
    <style:style style:name="P32" style:family="paragraph" style:parent-style-name="Titre_20_OO">
      <style:text-properties officeooo:paragraph-rsid="00423794"/>
    </style:style>
    <style:style style:name="P33" style:family="paragraph" style:parent-style-name="Titre_20_Action">
      <style:text-properties officeooo:paragraph-rsid="00dab184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officeooo:rsid="00ec587a"/>
    </style:style>
    <style:style style:name="T8" style:family="text">
      <style:text-properties officeooo:rsid="00ecbf6b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">"Suivi PST %s" % context.Description(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4"><text:span text:style-name="T9">do section- if view.is_dashboard()</text:span></text:p></office:annotation><office:annotation><dc:creator>sge</dc:creator><dc:date>2016-09-30T09:15:47</dc:date><text:p text:style-name="P34"><text:span text:style-name="T12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4"><text:span text:style-name="T14">do text if context.getPortalTypeName()=='</text:span><text:span text:style-name="T17">projectspace</text:span><text:span text:style-name="T14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4"><text:span text:style-name="T14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4"><text:span text:style-name="T14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4"><text:span text:style-name="T9">do section- if not view.is_dashboard()</text:span></text:p></office:annotation><office:annotation><dc:creator>sge </dc:creator><dc:date>2013-10-18T14:28:03</dc:date><text:p text:style-name="P34"><text:span text:style-name="T14">do text if context.getPortalTypeName()=='</text:span><text:span text:style-name="T17">strategicobjective</text:span><text:span text:style-name="T14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4"><text:span text:style-name="T14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4"><text:span text:style-name="T14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4"><text:span text:style-name="T17">do section- for so in view.getStrategicObjectives()</text:span></text:p></office:annotation></text:span><text:span text:style-name="T2"> 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30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4"><text:span text:style-name="T16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4"><text:span text:style-name="T11">do section- for oo in view.getOperationalObjectives(so=so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2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4"><text:span text:style-name="T15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2"><text:text-input text:description="">oo_v.display_date('planned_end_date')</text:text-input></text:p>
              </table:table-cell>
              <table:table-cell table:style-name="Tableau1.A3" office:value-type="string">
                <text:p text:style-name="P23"><text:text-input text:description="">oo_v.get_value('priority')</text:text-input></text:p>
              </table:table-cell>
              <table:table-cell table:style-name="Tableau1.A3" office:value-type="string">
                <text:p text:style-name="P26"><text:span text:style-name="T7"><text:text-input text:description="">oo_v.translate(oo_v.get_state())</text:text-input></text:span></text:p>
              </table:table-cell>
              <table:table-cell table:style-name="Tableau1.E3" office:value-type="string">
                <text:p text:style-name="P22"><office:annotation><dc:creator>sge </dc:creator><dc:date>2013-06-21T22:15:44</dc:date><text:p text:style-name="P34"><text:span text:style-name="T13">do text</text:span><text:span text:style-name="T14"> if oo.result_indicator</text:span></text:p><text:p text:style-name="P34"><text:span text:style-name="T13">from xhtml(oo_v</text:span><text:span text:style-name="T14">.display_widget('result_indicator'</text:span><text:span text:style-name="T13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4"><text:span text:style-name="T11">do section- for act_tup in enumerate(view.getActions(oo=oo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4"><text:span text:style-name="T12">do section- with act_i=act_tup[0];act=act_tup[1];</text:span><text:span text:style-name="T10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row>
                  <table:table-cell table:style-name="Tableau3.A1" table:number-columns-spanned="5" office:value-type="string">
                    <text:h text:style-name="P33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8"><office:annotation><dc:creator>sge</dc:creator><dc:date>2016-11-28T16:30:20</dc:date><text:p text:style-name="P34"><text:span text:style-name="T12">do row if act_i==0 or with_tasks</text:span></text:p></office:annotation>Service</text:p>
                  </table:table-cell>
                  <table:table-cell table:style-name="Tableau3.B2" office:value-type="string">
                    <text:p text:style-name="P17">Échéance</text:p>
                  </table:table-cell>
                  <table:table-cell table:style-name="Tableau3.C2" office:value-type="string">
                    <text:p text:style-name="P17">Statut</text:p>
                  </table:table-cell>
                  <table:table-cell table:style-name="Tableau3.D2" office:value-type="string">
                    <text:p text:style-name="P16">Indice santé</text:p>
                  </table:table-cell>
                  <table:table-cell table:style-name="Tableau3.E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5"><text:text-input text:description="">act_v.display_voc('manager')</text:text-input></text:p>
                  </table:table-cell>
                  <table:table-cell table:style-name="Tableau3.B3" office:value-type="string">
                    <text:p text:style-name="P25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27"><text:span text:style-name="T8"><text:text-input text:description="">act_v.translate(act_v.get_state())</text:text-input></text:span></text:p>
                  </table:table-cell>
                  <table:table-cell table:style-name="Tableau3.D3" office:value-type="string">
                    <text:p text:style-name="P25"><office:annotation><dc:creator>sge </dc:creator><dc:date>2013-06-17T14:29:33</dc:date><text:p text:style-name="P34"><text:span text:style-name="T11">do text</text:span></text:p><text:p text:style-name="P34"><text:span text:style-name="T11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25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4"><text:span text:style-name="T10">do section- if with_tasks</text:span></text:p></office:annotation></text:p>
                <text:p text:style-name="P12"/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ext:soft-page-break/>
                  <table:table-row>
                    <table:table-cell table:style-name="Tableau4.A1" office:value-type="string">
                      <text:p text:style-name="P21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4"><office:annotation><dc:creator>sge</dc:creator><dc:date>2016-11-28T16:25:59</dc:date><text:p text:style-name="P34"><text:span text:style-name="T10">do row for task in view.getTasks(action=act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1"><text:span text:style-name="T8"><text:text-input text:description="">view.getDGHV(task).translate(view.getDGHV(task).get_state())</text:text-input></text:span></text:p>
                    </table:table-cell>
                    <table:table-cell table:style-name="Tableau4.E2" office:value-type="string">
                      <text:p text:style-name="P28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1-12T21:02:53.745609119</dc:date>
    <dc:creator>sge</dc:creator>
    <meta:editing-duration>P2DT12H8M1S</meta:editing-duration>
    <meta:editing-cycles>209</meta:editing-cycles>
    <meta:document-statistic meta:table-count="4" meta:image-count="4" meta:object-count="0" meta:page-count="2" meta:paragraph-count="47" meta:word-count="104" meta:character-count="959" meta:non-whitespace-character-count="926"/>
  </office:meta>
</office:document-meta>
</file>